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250000000000002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estaurant100_200.coom</text:p>
          </table:table-cell>
          <table:table-cell office:value-type="float" office:value="4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5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estaurant100_300.coom</text:p>
          </table:table-cell>
          <table:table-cell office:value-type="float" office:value="3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6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estaurant100_400.coom</text:p>
          </table:table-cell>
          <table:table-cell office:value-type="float" office:value="3.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estaurant100_500.coom</text:p>
          </table:table-cell>
          <table:table-cell office:value-type="float" office:value="4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estaurant100_600.coom</text:p>
          </table:table-cell>
          <table:table-cell office:value-type="float" office:value="4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estaurant200_1000.coom</text:p>
          </table:table-cell>
          <table:table-cell office:value-type="float" office:value="5.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estaurant200_1200.coom</text:p>
          </table:table-cell>
          <table:table-cell office:value-type="float" office:value="5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estaurant200_400.coom</text:p>
          </table:table-cell>
          <table:table-cell office:value-type="float" office:value="5.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estaurant200_600.coom</text:p>
          </table:table-cell>
          <table:table-cell office:value-type="float" office:value="5.7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.9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estaurant200_800.coom</text:p>
          </table:table-cell>
          <table:table-cell office:value-type="float" office:value="5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estaurant50_100.coom</text:p>
          </table:table-cell>
          <table:table-cell office:value-type="float" office:value="3.4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estaurant50_150.coom</text:p>
          </table:table-cell>
          <table:table-cell office:value-type="float" office:value="3.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estaurant50_200.coom</text:p>
          </table:table-cell>
          <table:table-cell office:value-type="float" office:value="3.4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5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estaurant50_250.coom</text:p>
          </table:table-cell>
          <table:table-cell office:value-type="float" office:value="3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estaurant50_300.coom</text:p>
          </table:table-cell>
          <table:table-cell office:value-type="float" office:value="3.5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